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452cm" fo:margin-left="0.619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1.931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1.958cm"/>
    </style:style>
    <style:style style:name="Table1.F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FreeSans" style:text-underline-style="solid" style:text-underline-width="auto" style:text-underline-color="font-color" officeooo:rsid="001367ea" officeooo:paragraph-rsid="001367ea"/>
    </style:style>
    <style:style style:name="P2" style:family="paragraph" style:parent-style-name="Standard">
      <style:paragraph-properties fo:text-align="center" style:justify-single-word="false"/>
      <style:text-properties style:font-name="FreeSans" style:text-underline-style="none" officeooo:rsid="001367ea" officeooo:paragraph-rsid="001367ea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5pt" style:text-underline-style="solid" style:text-underline-width="auto" style:text-underline-color="font-color" fo:font-weight="bold" officeooo:rsid="001367ea" officeooo:paragraph-rsid="001367e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tyle="normal" style:text-underline-style="none" fo:font-weight="bold" officeooo:rsid="001367ea" officeooo:paragraph-rsid="001367ea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FreeSans" officeooo:rsid="001367ea" officeooo:paragraph-rsid="001367ea"/>
    </style:style>
    <style:style style:name="P6" style:family="paragraph" style:parent-style-name="Table_20_Contents">
      <style:paragraph-properties fo:text-align="center" style:justify-single-word="false"/>
      <style:text-properties style:font-name="FreeSans" officeooo:rsid="001367ea" officeooo:paragraph-rsid="001602d0"/>
    </style:style>
    <style:style style:name="P7" style:family="paragraph" style:parent-style-name="Table_20_Contents">
      <style:paragraph-properties fo:text-align="center" style:justify-single-word="false"/>
      <style:text-properties style:font-name="FreeSans" officeooo:rsid="0017be86" officeooo:paragraph-rsid="0017be86"/>
    </style:style>
    <style:style style:name="P8" style:family="paragraph" style:parent-style-name="Table_20_Contents">
      <style:paragraph-properties fo:margin-top="0.3cm" fo:margin-bottom="0cm" style:contextual-spacing="false" fo:text-align="center" style:justify-single-word="false"/>
      <style:text-properties style:font-name="FreeSans" officeooo:rsid="001367ea" officeooo:paragraph-rsid="001367ea"/>
    </style:style>
    <style:style style:name="P9" style:family="paragraph" style:parent-style-name="Table_20_Contents">
      <style:paragraph-properties fo:margin-top="0.101cm" fo:margin-bottom="0cm" style:contextual-spacing="false" fo:text-align="center" style:justify-single-word="false"/>
      <style:text-properties style:font-name="FreeSans" officeooo:rsid="001367ea" officeooo:paragraph-rsid="001367ea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FreeSans" style:text-underline-style="none" officeooo:rsid="00156493" officeooo:paragraph-rsid="00156493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eeSans" style:text-underline-style="none" officeooo:rsid="001602d0" officeooo:paragraph-rsid="001602d0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FreeSans" style:text-underline-style="none" officeooo:rsid="0017be86" officeooo:paragraph-rsid="0017be86"/>
    </style:style>
    <style:style style:name="P13" style:family="paragraph" style:parent-style-name="Table_20_Contents">
      <style:paragraph-properties fo:text-align="center" style:justify-single-word="false"/>
      <style:text-properties style:font-name="FreeSans" officeooo:rsid="001367ea" officeooo:paragraph-rsid="001367ea"/>
    </style:style>
    <style:style style:name="P14" style:family="paragraph" style:parent-style-name="Table_20_Contents">
      <style:paragraph-properties fo:text-align="center" style:justify-single-word="false"/>
      <style:text-properties style:font-name="FreeSans" officeooo:rsid="001935a9" officeooo:paragraph-rsid="001935a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size-asian="10.5pt"/>
    </style:style>
    <style:style style:name="T3" style:family="text">
      <style:text-properties officeooo:rsid="001602d0"/>
    </style:style>
    <style:style style:name="T4" style:family="text">
      <style:text-properties officeooo:rsid="001935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ependent Study</text:p>
      <text:p text:style-name="P2"/>
      <text:p text:style-name="P2">Sreenatha Bhatlapenumarthi</text:p>
      <text:p text:style-name="P2">Roll no : 201001106</text:p>
      <text:p text:style-name="P2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Training </text:p>
            <text:p text:style-name="P5">samples</text:p>
          </table:table-cell>
          <table:table-cell table:style-name="Table1.A1" office:value-type="string">
            <text:p text:style-name="P5">Testing</text:p>
            <text:p text:style-name="P5">samples</text:p>
          </table:table-cell>
          <table:table-cell table:style-name="Table1.A1" office:value-type="string">
            <text:p text:style-name="P7">Length of training sample (in sec)</text:p>
          </table:table-cell>
          <table:table-cell table:style-name="Table1.A1" office:value-type="string">
            <text:p text:style-name="P6">Length of test </text:p>
            <text:p text:style-name="P6">sample <text:span text:style-name="T3">(in sec)</text:span></text:p>
          </table:table-cell>
          <table:table-cell table:style-name="Table1.A1" office:value-type="string">
            <text:p text:style-name="P8">Mixtures</text:p>
          </table:table-cell>
          <table:table-cell table:style-name="Table1.F1" office:value-type="string">
            <text:p text:style-name="P9">Percentage of accuracy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6</text:p>
          </table:table-cell>
          <table:table-cell table:style-name="Table1.F2" office:value-type="string">
            <text:p text:style-name="P5">12.96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32</text:p>
          </table:table-cell>
          <table:table-cell table:style-name="Table1.F2" office:value-type="string">
            <text:p text:style-name="P5">12.9630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6</text:p>
          </table:table-cell>
          <table:table-cell table:style-name="Table1.F2" office:value-type="string">
            <text:p text:style-name="P5">14.8148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6</text:p>
          </table:table-cell>
          <table:table-cell table:style-name="Table1.F2" office:value-type="string">
            <text:p text:style-name="P5">16.6667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9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32</text:p>
          </table:table-cell>
          <table:table-cell table:style-name="Table1.F2" office:value-type="string">
            <text:p text:style-name="P5">18.5185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16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32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16</text:p>
          </table:table-cell>
          <table:table-cell table:style-name="Table1.F2" office:value-type="string">
            <text:p text:style-name="P14">12.9630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32</text:p>
          </table:table-cell>
          <table:table-cell table:style-name="Table1.F2" office:value-type="string">
            <text:p text:style-name="P14">14.8148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6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32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16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90</text:p>
          </table:table-cell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32</text:p>
          </table:table-cell>
          <table:table-cell table:style-name="Table1.F2" office:value-type="string">
            <text:p text:style-name="P5"/>
          </table:table-cell>
        </table:table-row>
      </table:table>
      <text:p text:style-name="P4">Table 1. <text:span text:style-name="T1">Results of language identification using GMM</text:span></text:p>
      <text:p text:style-name="P2"/>
      <text:p text:style-name="P2"/>
      <text:p text:style-name="P1">Details</text:p>
      <text:p text:style-name="P1"/>
      <text:list xml:id="list5215915973786029227" text:style-name="L1">
        <text:list-item>
          <text:p text:style-name="P10">Data source : <text:a xlink:type="simple" xlink:href="http://www.newsonair.nic.in/language-bulletins-archive.asp"><text:span text:style-name="T2">Prasar Bharathi</text:span></text:a> </text:p>
        </text:list-item>
        <text:list-item>
          <text:p text:style-name="P10">Speech parameter : Mel-frequency cepstrum(MLCC)</text:p>
        </text:list-item>
        <text:list-item>
          <text:p text:style-name="P11">Language model : Gaussian Mixture Model(GMM)</text:p>
        </text:list-item>
        <text:list-item>
          <text:p text:style-name="P12">Number of languages used : 27 (all Indian)</text:p>
        </text:list-item>
        <text:list-item>
          <text:p text:style-name="P12">Constraints enforced on the data</text:p>
          <text:list>
            <text:list-item>
              <text:p text:style-name="P12">No <text:span text:style-name="T4">two</text:span> samples in training and test data should be of the same speaker.</text:p>
            </text:list-item>
            <text:list-item>
              <text:p text:style-name="P12">Speakers equally distributed across gender(1 male, 1 female in test data).</text:p>
            </text:list-item>
            <text:list-item>
              <text:p text:style-name="P12">No noise present in the samples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1T16:41:56.103283541</meta:creation-date>
    <dc:date>2014-03-24T13:53:25.624093346</dc:date>
    <meta:editing-duration>PT19M52S</meta:editing-duration>
    <meta:editing-cycles>5</meta:editing-cycles>
    <meta:generator>LibreOffice/4.1.2.3$Linux_X86_64 LibreOffice_project/410m0$Build-3</meta:generator>
    <meta:document-statistic meta:table-count="1" meta:image-count="0" meta:object-count="0" meta:page-count="1" meta:paragraph-count="94" meta:word-count="177" meta:character-count="769" meta:non-whitespace-character-count="691"/>
  </office:meta>
</office:document-meta>
</file>